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1d7925" officeooo:paragraph-rsid="001d7925"/>
    </style:style>
    <style:style style:name="P6" style:family="paragraph" style:parent-style-name="Table_20_Contents">
      <style:text-properties officeooo:rsid="0021991a" officeooo:paragraph-rsid="0021991a"/>
    </style:style>
    <style:style style:name="T1" style:family="text">
      <style:text-properties officeooo:rsid="00205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6">histor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2-28T01:55:38.662260126</dc:date>
    <meta:editing-duration>PT56M37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46" meta:character-count="414" meta:non-whitespace-character-count="409"/>
  </office:meta>
</office:document-meta>
</file>